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Parser.filterAndJoin( String tex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HTMLParser.getCont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Parser.startDocument( XMLLocator arg0 , String arg1 , NamespaceContext arg2 , Augmentations arg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Parser.characters( XMLString xmlString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Parser.HTML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